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gNYsh.64</text:p>
      <text:p text:style-name="P1"/>
      <text:p text:style-name="P1">А а<text:tab/>Аь аь<text:tab/>Б б<text:tab/>В в<text:tab/>Г г<text:tab/> ГӀ гӀ<text:tab/> Д д<text:tab/>Е е <text:s text:c="6"/>Ё ё <text:s text:c="5"/>Ж ж<text:tab/> З з<text:tab/></text:p>
      <text:p text:style-name="P1">И и<text:tab/>Й й<text:tab/>К к<text:tab/>Кх кх<text:tab/>Къ къ <text:s/>КӀ кӀ<text:tab/> Л л<text:tab/>М м<text:tab/>Н н<text:tab/>О о<text:tab/> П п<text:tab/></text:p>
      <text:p text:style-name="P1">ПӀ пӀ<text:tab/>Р р <text:s text:c="5"/>С с<text:tab/>Т т<text:tab/>ТӀ тӀ<text:tab/> У у<text:tab/> Ф ф<text:tab/>Х х<text:tab/>Хь хь<text:tab/>ХӀ хӀ <text:s text:c="3"/>Ц ц<text:tab/></text:p>
      <text:p text:style-name="P1">ЦӀ цӀ<text:tab/>Ч ч <text:s text:c="4"/>ЧӀ чӀ<text:tab/>Ш ш<text:tab/>Щ щ<text:tab/> Ъ ъ<text:tab/> Ы ы <text:s text:c="2"/>Ь ь<text:tab/>Э э<text:tab/>Ю ю<text:tab/> Я я<text:tab/></text:p>
      <text:p text:style-name="P1"/>
      <text:p text:style-name="P1">Яь яь<text:tab/>Ӏ ӏ<text:tab/><text:tab/></text:p>
      <text:p text:style-name="P1"/>
      <text:p text:style-name="P1">A a<text:tab/>B b<text:tab/>C c<text:tab/>D d<text:tab/>E e<text:tab/>F f<text:tab/>G g<text:tab/>H h<text:tab/>I i<text:tab/>J j<text:tab/>L l</text:p>
      <text:p text:style-name="P1">a<text:tab/>bi<text:tab/>ci<text:tab/>di<text:tab/>e<text:tab/>effi<text:tab/>gi<text:tab/>acca<text:tab/>i<text:tab/>jota<text:tab/>elli</text:p>
      <text:p text:style-name="P1">M m<text:tab/>N n<text:tab/>O o<text:tab/>P p<text:tab/>Q q<text:tab/>R r<text:tab/>S s<text:tab/>T t<text:tab/>U u<text:tab/>V v<text:tab/>Z z</text:p>
      <text:p text:style-name="P1">emmi<text:tab/>enni<text:tab/>o<text:tab/>pi<text:tab/>qu<text:tab/>erri<text:tab/>essi<text:tab/>ti<text:tab/>u<text:tab/>vu<text:tab/>zet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[2.12] </text:p>
      <text:p text:style-name="Preformatted_20_Text"/>
      <text:p text:style-name="Preformatted_20_Text">House Of Guillermo [GIMO] &amp; Le Club [As]</text:p>
      <text:p text:style-name="Preformatted_20_Text">2018 </text:p>
      <text:p text:style-name="P3">Babylon 21.20.666.676, Z0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Glenerson Barboza Amurao</meta:initial-creator>
    <meta:creation-date>2018-11-27T12:31:37.42</meta:creation-date>
    <dc:date>2018-11-27T13:00:41.10</dc:date>
    <dc:creator>Paul Glenerson Barboza Amurao</dc:creator>
    <meta:editing-duration>PT20M32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14" meta:word-count="172" meta:character-count="496"/>
  </office:meta>
</office:document-meta>
</file>